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subtitle">
      <style:graphic-properties draw:fill-color="#ffffff" draw:auto-grow-height="true" fo:min-height="16.255cm"/>
    </style:style>
    <style:style style:name="pr2" style:family="presentation" style:parent-style-name="Výchozí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6.255cm" svg:x="1.4cm" svg:y="0.837cm">
          <draw:text-box>
            <text:p>Programový modul pro zobrazení mračna</text:p>
            <text:p>bodů ve virtuální realitě</text:p>
            <text:p>Semestrální projekt</text:p>
            <text:p/>
            <text:p>Autor práce:MARTIN BAŘINKA</text:p>
            <text:p>Vedoucí práce: prof. Ing. LUDĚK ŽALUD, Ph.D.</text:p>
            <text:p/>
            <text:p>Brno: 10. 1.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6:14:55.080846916</meta:creation-date>
    <dc:date>2017-01-09T16:27:11.835709198</dc:date>
    <meta:editing-duration>PT1M16S</meta:editing-duration>
    <meta:editing-cycles>1</meta:editing-cycles>
    <meta:document-statistic meta:object-count="24"/>
    <meta:generator>LibreOffice/5.2.3.2$Linux_X86_64 LibreOffice_project/20m0$Build-2</meta:generator>
  </office:meta>
</office:document-meta>
</file>